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7.3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3.657cm"/>
    </style:style>
    <style:style style:name="Tableau1.1" style:family="table-row">
      <style:table-row-properties style:min-row-height="0.797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111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7" style:family="table-row">
      <style:table-row-properties style:min-row-height="0.132cm" fo:keep-together="auto"/>
    </style:style>
    <style:style style:name="Tableau1.18" style:family="table-row">
      <style:table-row-properties style:min-row-height="0.374cm" fo:keep-together="auto"/>
    </style:style>
    <style:style style:name="Tableau1.19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8f877" officeooo:paragraph-rsid="00540c2c" style:font-size-asian="11pt" style:font-name-complex="Arial" style:font-size-complex="11pt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e1626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1626" officeooo:paragraph-rsid="005e1626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92ae" officeooo:paragraph-rsid="005e92ae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43245" officeooo:paragraph-rsid="00643245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548a7" officeooo:paragraph-rsid="006548a7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fc5c5" officeooo:paragraph-rsid="006fc5c5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2c625" officeooo:paragraph-rsid="0072c625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7faa5" officeooo:paragraph-rsid="0077faa5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e1626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1626" officeooo:paragraph-rsid="005e1626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92ae" officeooo:paragraph-rsid="005e92ae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92ae" officeooo:paragraph-rsid="005f5934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0aff6" officeooo:paragraph-rsid="0070aff6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70aff6" officeooo:paragraph-rsid="0070aff6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643245" officeooo:paragraph-rsid="00643245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5e1626" officeooo:paragraph-rsid="005e1626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43245" officeooo:paragraph-rsid="00643245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6548a7" officeooo:paragraph-rsid="006548a7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670633" officeooo:paragraph-rsid="00670633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69e227" officeooo:paragraph-rsid="006b21cd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70aff6" officeooo:paragraph-rsid="0070aff6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6b21cd" officeooo:paragraph-rsid="006b21cd" style:font-size-asian="11pt" style:font-name-complex="Arial" style:font-size-complex="11pt"/>
    </style:style>
    <style:style style:name="P30" style:family="paragraph" style:parent-style-name="Standard">
      <style:text-properties style:font-name="Caligra" officeooo:rsid="004557dc" officeooo:paragraph-rsid="00540c2c"/>
    </style:style>
    <style:style style:name="P31" style:family="paragraph" style:parent-style-name="Standard">
      <style:text-properties style:font-name="Caligra" officeooo:paragraph-rsid="00540c2c"/>
    </style:style>
    <style:style style:name="P3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5c08e6" style:font-size-asian="11pt" style:font-style-asian="italic" style:font-size-complex="11pt" style:font-style-complex="italic"/>
    </style:style>
    <style:style style:name="P36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3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c08e6" style:font-size-asian="11pt" style:font-size-complex="11pt"/>
    </style:style>
    <style:style style:name="P3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92ae" officeooo:paragraph-rsid="005e92ae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e1626" style:font-size-asian="11pt" style:font-weight-asian="normal" style:font-name-complex="Arial" style:font-size-complex="11pt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606ed8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16272" style:font-style-asian="normal" style:font-style-complex="normal"/>
    </style:style>
    <style:style style:name="T5" style:family="text">
      <style:text-properties fo:font-style="normal" officeooo:rsid="00753418" style:font-style-asian="normal" style:font-style-complex="normal"/>
    </style:style>
    <style:style style:name="T6" style:family="text">
      <style:text-properties officeooo:rsid="002fecf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ecf8" style:font-style-asian="italic" style:font-style-complex="italic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5ce299" style:font-size-asian="11pt" style:font-weight-asian="bold" style:font-name-complex="Arial" style:font-size-complex="11pt"/>
    </style:style>
    <style:style style:name="T13" style:family="text">
      <style:text-properties officeooo:rsid="005e1626"/>
    </style:style>
    <style:style style:name="T14" style:family="text">
      <style:text-properties officeooo:rsid="00654e96"/>
    </style:style>
    <style:style style:name="T15" style:family="text">
      <style:text-properties officeooo:rsid="00687dce"/>
    </style:style>
    <style:style style:name="T16" style:family="text">
      <style:text-properties officeooo:rsid="00715849"/>
    </style:style>
    <style:style style:name="T17" style:family="text">
      <style:text-properties officeooo:rsid="00738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6">La dernière fois :</text:span><text:span text:style-name="T8">’’’-corrigé les exercices</text:span></text:p>
      <text:p text:style-name="P35">-fait la partie expérimentale de l'activité 1 du chapitre 3’’’</text:p>
      <text:p text:style-name="P34"><text:span text:style-name="T8">P</text:span><text:span text:style-name="T7">our aujourd’hui : finir de recopier la correction des exercices du chapitre 2</text:span></text:p>
      <text:p text:style-name="P32">4e45 et 4e34 Mardi 5 janvier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33"><text:span text:style-name="T10">Séance </text:span><text:span text:style-name="T12">14</text:span><text:span text:style-name="T10">: </text:span><text:span text:style-name="T11">Fiche de préparation</text:span><text:span text:style-name="T9"> <text:s/>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6">Appel </text:p>
          </table:table-cell>
          <table:table-cell table:style-name="Tableau1.B2" office:value-type="string">
            <text:p text:style-name="P21"/>
          </table:table-cell>
          <table:table-cell table:style-name="Tableau1.A2" office:value-type="string">
            <text:p text:style-name="P23">2min </text:p>
          </table:table-cell>
        </table:table-row>
        <table:table-row table:style-name="Tableau1.3">
          <table:table-cell table:style-name="Tableau1.A4" office:value-type="string">
            <text:p text:style-name="P6"><text:span text:style-name="T13">bonne fêtes </text:span><text:s/>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21"/>
          </table:table-cell>
        </table:table-row>
        <table:table-row table:style-name="Tableau1.3">
          <table:table-cell table:style-name="Tableau1.A4" office:value-type="string">
            <text:p text:style-name="P6">rappeler les règles de vie de classes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14">2min</text:p>
          </table:table-cell>
        </table:table-row>
        <table:table-row table:style-name="Tableau1.3">
          <table:table-cell table:style-name="Tableau1.A4" office:value-type="string">
            <text:p text:style-name="P7">changer le plan de classe</text:p>
            <text:p text:style-name="P13">ceux de devant remplisse le fond</text:p>
            <text:p text:style-name="P13">puis le deuxième range remplit l’avant dernier rang et ainsi de suite</text:p>
          </table:table-cell>
          <table:table-cell table:style-name="Tableau1.B4" office:value-type="string">
            <text:p text:style-name="P21">?</text:p>
          </table:table-cell>
          <table:table-cell table:style-name="Tableau1.A4" office:value-type="string">
            <text:p text:style-name="P15">7min</text:p>
          </table:table-cell>
        </table:table-row>
        <table:table-row table:style-name="Tableau1.3">
          <table:table-cell table:style-name="Tableau1.A4" office:value-type="string">
            <text:p text:style-name="P6">présenter l'exercice informatique -&gt; sur l'ordi ou vidéo backup</text:p>
            <text:p text:style-name="P7">et retour</text:p>
            <text:p text:style-name="P10">+ pk j’aime ces exos, c’est une plus value pour vous ?</text:p>
          </table:table-cell>
          <table:table-cell table:style-name="Tableau1.B4" office:value-type="string">
            <text:p text:style-name="P25">Vidéo et binaire windows</text:p>
          </table:table-cell>
          <table:table-cell table:style-name="Tableau1.A4" office:value-type="string">
            <text:p text:style-name="P15">4 min</text:p>
          </table:table-cell>
        </table:table-row>
        <table:table-row table:style-name="Tableau1.3">
          <table:table-cell table:style-name="Tableau1.A4" office:value-type="string">
            <text:p text:style-name="P8">Activité 1</text:p>
            <text:p text:style-name="P8">rappel des résultats</text:p>
            <text:p text:style-name="P8">Disparition ou diminution de carbone</text:p>
            <text:p text:style-name="P8">Apparition de CO_2</text:p>
          </table:table-cell>
          <table:table-cell table:style-name="Tableau1.B4" office:value-type="string">
            <text:p text:style-name="P26">Y avait-il <text:span text:style-name="T15">eu</text:span> des absents ?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Finir activité 1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Correction</text:p>
          </table:table-cell>
          <table:table-cell table:style-name="Tableau1.B4" office:value-type="string">
            <text:p text:style-name="P21">C<text:span text:style-name="T14">orrection act1</text:span>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vérifier pv Loriane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2">Bilan oral, qu’est-ce qu’on a appris pendant cette activité ?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14">2<text:span text:style-name="T17">min</text:span></text:p>
          </table:table-cell>
        </table:table-row>
        <table:table-row table:style-name="Tableau1.3">
          <table:table-cell table:style-name="Tableau1.A4" office:value-type="string">
            <text:p text:style-name="P8">bilan </text:p>
          </table:table-cell>
          <table:table-cell table:style-name="Tableau1.B4" office:value-type="string">
            <text:p text:style-name="P17">4pap</text:p>
          </table:table-cell>
          <table:table-cell table:style-name="Tableau1.A4" office:value-type="string">
            <text:p text:style-name="P16">10min(4.5 pour moi) </text:p>
          </table:table-cell>
        </table:table-row>
        <table:table-row table:style-name="Tableau1.3">
          <table:table-cell table:style-name="Tableau1.A4" office:value-type="string">
            <text:p text:style-name="P9">Distribuer et commencer l’activité 2</text:p>
            <text:p text:style-name="P11">3 vidéos</text:p>
          </table:table-cell>
          <table:table-cell table:style-name="Tableau1.B4" office:value-type="string">
            <text:p text:style-name="P24">42 * act2</text:p>
          </table:table-cell>
          <table:table-cell table:style-name="Tableau1.A4" office:value-type="string">
            <text:p text:style-name="P18">40min+</text:p>
          </table:table-cell>
        </table:table-row>
        <table:table-row table:style-name="Tableau1.3">
          <table:table-cell table:style-name="Tableau1.A4" office:value-type="string">
            <text:p text:style-name="P19">Correction</text:p>
          </table:table-cell>
          <table:table-cell table:style-name="Tableau1.B4" office:value-type="string">
            <text:p text:style-name="P28">Correction act2</text:p>
          </table:table-cell>
          <table:table-cell table:style-name="Tableau1.A4" office:value-type="string">
            <text:p text:style-name="P18"/>
          </table:table-cell>
        </table:table-row>
        <table:table-row table:style-name="Tableau1.3">
          <table:table-cell table:style-name="Tableau1.A4" office:value-type="string">
            <text:p text:style-name="P19">Bilan <text:span text:style-name="T16">activité</text:span></text:p>
          </table:table-cell>
          <table:table-cell table:style-name="Tableau1.B4" office:value-type="string">
            <text:p text:style-name="P28">4pap</text:p>
          </table:table-cell>
          <table:table-cell table:style-name="Tableau1.A4" office:value-type="string">
            <text:p text:style-name="P18"/>
          </table:table-cell>
        </table:table-row>
        <table:table-row table:style-name="Tableau1.17">
          <table:table-cell table:style-name="Tableau1.A4" office:value-type="string">
            <text:p text:style-name="P20">Agenda</text:p>
          </table:table-cell>
          <table:table-cell table:style-name="Tableau1.B4" office:value-type="string">
            <text:p text:style-name="P21"/>
          </table:table-cell>
          <table:table-cell table:style-name="Tableau1.A4" office:value-type="string">
            <text:p text:style-name="P27">4min </text:p>
            <text:p text:style-name="P29">à 14h40</text:p>
            <text:p text:style-name="P29">à 16h20 </text:p>
          </table:table-cell>
        </table:table-row>
        <table:table-row table:style-name="Tableau1.18"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2"/>
          </table:table-cell>
          <table:table-cell table:style-name="Tableau1.A4" office:value-type="string">
            <text:p text:style-name="P22"/>
          </table:table-cell>
        </table:table-row>
        <table:table-row table:style-name="Tableau1.19"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30"/>
          </table:table-cell>
          <table:table-cell table:style-name="Tableau1.A4" office:value-type="string">
            <text:p text:style-name="P30"/>
          </table:table-cell>
        </table:table-row>
      </table:table>
      <text:p text:style-name="P31"/>
      <text:p text:style-name="P36"><text:span text:style-name="T1">Pour l</text:span><text:span text:style-name="T2">e 12 janvier</text:span><text:span text:style-name="T1"> </text:span><text:span text:style-name="T3">: + réviser le cours d</text:span><text:span text:style-name="T5">e l’</text:span><text:span text:style-name="T3">activité </text:span><text:span text:style-name="T5">1 </text:span><text:span text:style-name="T3">+ réviser le chapitre 2 </text:span><text:span text:style-name="T4">+ finir l’activité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8M53S</meta:editing-duration>
    <meta:editing-cycles>26</meta:editing-cycles>
    <meta:generator>LibreOffice/7.0.4.2$Linux_X86_64 LibreOffice_project/00$Build-2</meta:generator>
    <meta:creation-date>2021-01-04T20:10:48.321823151</meta:creation-date>
    <meta:initial-creator>J Cercy</meta:initial-creator>
    <dc:date>2021-01-04T22:37:02.975538150</dc:date>
    <dc:creator>J Cercy</dc:creator>
    <meta:document-statistic meta:table-count="1" meta:image-count="0" meta:object-count="0" meta:page-count="1" meta:paragraph-count="50" meta:word-count="197" meta:character-count="1114" meta:non-whitespace-character-count="956"/>
    <meta:template xlink:type="simple" xlink:actuate="onRequest" xlink:title="fiche_de_prep_type" xlink:href="../../../../../../../mes_ressources/document%20type/fiche_de_prep_type.ott" meta:date="2021-01-04T20:10:46.709438107"/>
  </office:meta>
</office:document-meta>
</file>